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1eed10" officeooo:paragraph-rsid="001eed10" style:font-size-asian="14pt" style:font-size-complex="14pt"/>
    </style:style>
    <style:style style:name="P2" style:family="paragraph" style:parent-style-name="Standard">
      <style:text-properties fo:font-size="18pt" officeooo:rsid="001eed10" officeooo:paragraph-rsid="001eed10"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droid Fundamentals Project Description - FoodBasket</text:p>
      <text:p text:style-name="P1"/>
      <text:p text:style-name="P1">Problem <text:s/>: Most samll food business or restaurant has menus printed on paper or some more expensive board. Once the food items, prices and style needs to be changed the paper is wasted and cannot be reused. The waiters taking the orders have to remember all the food items their specifications , rates, availability. This process is inefficinent. Customer who care about spending more money nedd to make calculations about the total purchase while they are ordering.</text:p>
      <text:p text:style-name="P1"/>
      <text:p text:style-name="P1">Solution: This app helps the food service providers to present the customer with a device that is capable of taking orders, giving full deatils about the food items available in the store, prices and all the details that a customer wants at any food stop. The app can be used by the service provider to add food items, its snapshot and description and the taxe rates in to the app and customers can view this as menu and can select the food items, the quantity they want and the total cost at each addition of food item. User can themselves put their order on to the device and save it.The waiter does not need to remember the food items or the order that a customer has made.This use of app makes the process a lot more easier and is also paper free. All the data is stored and can be vied by service provider at later point of time to analyse the sales and profits made during the day.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8:21:57.554949058</meta:creation-date>
    <dc:date>2015-03-16T08:38:00.914543430</dc:date>
    <meta:editing-duration>PT53S</meta:editing-duration>
    <meta:editing-cycles>1</meta:editing-cycles>
    <meta:document-statistic meta:table-count="0" meta:image-count="0" meta:object-count="0" meta:page-count="1" meta:paragraph-count="3" meta:word-count="252" meta:character-count="1407" meta:non-whitespace-character-count="1156"/>
    <meta:generator>LibreOffice/4.2.7.2$Linux_X86_64 LibreOffice_project/420m0$Build-2</meta:generator>
  </office:meta>
</office:document-meta>
</file>